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406cm" draw:marker-start-width="0.806cm" draw:marker-end-width="0.806cm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</style:style>
    <style:style style:name="gr7" style:family="graphic" style:parent-style-name="standard">
      <style:graphic-properties svg:stroke-width="0.102cm" draw:marker-start-width="0.609cm" draw:marker-end-width="0.609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35cm" svg:y1="16.875cm" svg:x2="1.935cm" svg:y2="25.765cm">
          <text:p/>
        </draw:line>
        <draw:line draw:style-name="gr2" draw:text-style-name="P1" draw:layer="layout" svg:x1="1.935cm" svg:y1="25.765cm" svg:x2="20.15cm" svg:y2="25.765cm">
          <text:p/>
        </draw:line>
        <draw:line draw:style-name="gr1" draw:text-style-name="P1" draw:layer="layout" svg:x1="20.05cm" svg:y1="25.765cm" svg:x2="20.05cm" svg:y2="16.875cm">
          <text:p/>
        </draw:line>
        <draw:path draw:style-name="gr3" draw:text-style-name="P1" draw:layer="layout" svg:width="17.898cm" svg:height="2.674cm" draw:transform="rotate (0.123394778115999) translate (1.96649700420717cm 17.7618186021127cm)" svg:viewBox="0 0 17899 2675" svg:d="M0 21c654-44 1313-23 1969 120 649 141 1171 976 1778 655 604-319 1220-680 1862-17 428 442 1246 103 1817 349 808 349 980-621 1840 166 514 470 1381 201 2076 258 610 50 1215 93 1817 349 627 267 1277 591 1992 433 623-136 1231 68 1848 106l610 75 290 160">
          <text:p/>
        </draw:path>
        <draw:line draw:style-name="gr4" draw:text-style-name="P1" draw:layer="layout" svg:x1="9.255cm" svg:y1="20.685cm" svg:x2="9.255cm" svg:y2="18.145cm">
          <text:p/>
        </draw:line>
        <draw:line draw:style-name="gr4" draw:text-style-name="P1" draw:layer="layout" svg:x1="9.255cm" svg:y1="21.32cm" svg:x2="9.255cm" svg:y2="23.86cm">
          <text:p/>
        </draw:line>
        <draw:frame draw:style-name="gr5" draw:layer="layout" svg:width="1.27cm" svg:height="1.52cm" svg:x="9.451cm" svg:y="18.349cm">
          <draw:text-box>
            <text:p>B</text:p>
          </draw:text-box>
        </draw:frame>
        <draw:frame draw:style-name="gr5" draw:layer="layout" svg:width="1.905cm" svg:height="1.52cm" svg:x="9.459cm" svg:y="22.732cm">
          <draw:text-box>
            <text:p>G</text:p>
          </draw:text-box>
        </draw:frame>
        <draw:frame draw:style-name="gr5" draw:layer="layout" svg:width="1.27cm" svg:height="1.52cm" svg:x="9.89cm" svg:y="21.07cm">
          <draw:text-box>
            <text:p>V</text:p>
          </draw:text-box>
        </draw:frame>
        <draw:frame draw:style-name="gr6" draw:text-style-name="P2" draw:layer="layout" svg:width="1.27cm" svg:height="1.281cm" svg:x="17.51cm" svg:y="20.674cm">
          <draw:text-box>
            <text:p><text:span text:style-name="T1">ρ</text:span><text:span text:style-name="T2">w</text:span></text:p>
          </draw:text-box>
        </draw:frame>
        <draw:frame draw:style-name="gr6" draw:text-style-name="P2" draw:layer="layout" svg:width="1.27cm" svg:height="1.281cm" svg:x="9.393cm" svg:y="20.036cm">
          <draw:text-box>
            <text:p><text:span text:style-name="T1">ρ</text:span><text:span text:style-name="T2">0</text:span></text:p>
          </draw:text-box>
        </draw:frame>
        <draw:custom-shape draw:style-name="gr7" draw:text-style-name="P1" draw:layer="layout" svg:width="3.81cm" svg:height="2.54cm" svg:x="7.385cm" svg:y="1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om </meta:initial-creator>
    <meta:creation-date>2011-01-30T00:41:10</meta:creation-date>
    <dc:date>2016-02-06T17:26:39.352124870</dc:date>
    <meta:editing-duration>PT13M37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